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425in" table:align="margins"/>
    </style:style>
    <style:style style:name="Table1.A" style:family="table-column">
      <style:table-column-properties style:column-width="5.2125in" style:rel-column-width="32767*"/>
    </style:style>
    <style:style style:name="Table1.B" style:family="table-column">
      <style:table-column-properties style:column-width="5.2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1354in" table:align="margins"/>
    </style:style>
    <style:style style:name="Table4.A" style:family="table-column">
      <style:table-column-properties style:column-width="5.1354in" style:rel-column-width="65535*"/>
    </style:style>
    <style:style style:name="Table4.A1" style:family="table-cell">
      <style:table-cell-properties fo:padding="0in" fo:border="none" style:writing-mode="page"/>
    </style:style>
    <style:style style:name="Table3" style:family="table">
      <style:table-properties style:width="5.1368in" table:align="margins"/>
    </style:style>
    <style:style style:name="Table3.A" style:family="table-column">
      <style:table-column-properties style:column-width="5.1368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5.1354in" table:align="margins"/>
    </style:style>
    <style:style style:name="Table4.A" style:family="table-column">
      <style:table-column-properties style:column-width="5.1354in" style:rel-column-width="65535*"/>
    </style:style>
    <style:style style:name="Table4.A1" style:family="table-cell">
      <style:table-cell-properties fo:padding="0in" fo:border="none" style:writing-mode="page"/>
    </style:style>
    <style:style style:name="Table3" style:family="table">
      <style:table-properties style:width="5.1368in" table:align="margins"/>
    </style:style>
    <style:style style:name="Table3.A" style:family="table-column">
      <style:table-column-properties style:column-width="5.1368in" style:rel-column-width="65535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style:font-name="Liberation Mono" fo:font-size="11pt" officeooo:rsid="000a55ed" officeooo:paragraph-rsid="00169057" style:font-size-asian="11pt" style:font-size-complex="11pt"/>
    </style:style>
    <style:style style:name="P2" style:family="paragraph" style:parent-style-name="Standard">
      <style:text-properties style:font-name="Liberation Mono" fo:font-size="11pt" officeooo:rsid="000a55ed" style:font-size-asian="11pt" style:font-size-complex="11pt"/>
    </style:style>
    <style:style style:name="P3" style:family="paragraph" style:parent-style-name="Table_20_Contents">
      <style:text-properties style:font-name="Liberation Mono" fo:font-size="11pt" officeooo:rsid="000e3f4d" officeooo:paragraph-rsid="000e3f4d" style:font-size-asian="11pt" style:font-size-complex="11pt"/>
    </style:style>
    <style:style style:name="P4" style:family="paragraph" style:parent-style-name="Table_20_Contents">
      <style:text-properties style:font-name="Liberation Mono" fo:font-size="11pt" officeooo:rsid="000e3f4d" officeooo:paragraph-rsid="001a1cb8" style:font-size-asian="11pt" style:font-size-complex="11pt"/>
    </style:style>
    <style:style style:name="P5" style:family="paragraph" style:parent-style-name="Standard">
      <style:text-properties style:font-name="Liberation Mono" fo:font-size="11pt" officeooo:rsid="0014fbb3" officeooo:paragraph-rsid="00169057" style:font-size-asian="11pt" style:font-size-complex="11pt"/>
    </style:style>
    <style:style style:name="P6" style:family="paragraph" style:parent-style-name="Standard">
      <style:text-properties style:font-name="Liberation Mono" fo:font-size="11pt" officeooo:rsid="00169057" officeooo:paragraph-rsid="00169057" style:font-size-asian="11pt" style:font-size-complex="11pt"/>
    </style:style>
    <style:style style:name="P7" style:family="paragraph" style:parent-style-name="Standard">
      <style:text-properties style:font-name="Liberation Mono" fo:font-size="11pt" officeooo:paragraph-rsid="00169057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1a1cb8" officeooo:paragraph-rsid="001a1cb8" style:font-size-asian="11pt" style:font-size-complex="11pt"/>
    </style:style>
    <style:style style:name="P9" style:family="paragraph" style:parent-style-name="Table_20_Contents">
      <style:text-properties style:font-name="Liberation Mono" fo:font-size="11pt" style:font-size-asian="11pt" style:font-size-complex="11pt"/>
    </style:style>
    <style:style style:name="P10" style:family="paragraph" style:parent-style-name="Standard">
      <style:text-properties style:font-name="Liberation Mono" fo:font-size="11pt" style:text-underline-style="none" officeooo:rsid="0012d3f8" officeooo:paragraph-rsid="00169057" style:font-size-asian="11pt" style:font-size-complex="11pt"/>
    </style:style>
    <style:style style:name="P11" style:family="paragraph" style:parent-style-name="Standard">
      <style:text-properties style:font-name="Liberation Mono" fo:font-size="11pt" fo:font-weight="bold" officeooo:rsid="00169057" officeooo:paragraph-rsid="00169057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paragraph-rsid="001a1cb8"/>
    </style:style>
    <style:style style:name="P13" style:family="paragraph" style:parent-style-name="Standard">
      <style:text-properties style:font-name="Liberation Mono" fo:font-size="11pt" officeooo:rsid="0014fbb3" officeooo:paragraph-rsid="00169057" style:font-size-asian="11pt" style:font-size-complex="11pt"/>
    </style:style>
    <style:style style:name="P14" style:family="paragraph" style:parent-style-name="Table_20_Contents">
      <style:text-properties style:font-name="Liberation Mono" fo:font-size="11pt" officeooo:rsid="000e3f4d" officeooo:paragraph-rsid="000e3f4d" style:font-size-asian="11pt" style:font-size-complex="11pt"/>
    </style:style>
    <style:style style:name="P15" style:family="paragraph" style:parent-style-name="Table_20_Contents">
      <style:text-properties style:font-name="Liberation Mono" fo:font-size="11pt" officeooo:rsid="000e3f4d" officeooo:paragraph-rsid="001c1d81" style:font-size-asian="11pt" style:font-size-complex="11pt"/>
    </style:style>
    <style:style style:name="T1" style:family="text">
      <style:text-properties officeooo:rsid="000a55ed"/>
    </style:style>
    <style:style style:name="T2" style:family="text">
      <style:text-properties officeooo:rsid="0010f147"/>
    </style:style>
    <style:style style:name="T3" style:family="text">
      <style:text-properties style:text-underline-style="none" officeooo:rsid="0010f147"/>
    </style:style>
    <style:style style:name="T4" style:family="text">
      <style:text-properties style:text-underline-style="none" officeooo:rsid="0012d3f8"/>
    </style:style>
    <style:style style:name="T5" style:family="text">
      <style:text-properties officeooo:rsid="0014fbb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f147" style:font-weight-asian="bold" style:font-weight-complex="bold"/>
    </style:style>
    <style:style style:name="T8" style:family="text">
      <style:text-properties fo:font-weight="bold" officeooo:rsid="0014fbb3" style:font-weight-asian="bold" style:font-weight-complex="bold"/>
    </style:style>
    <style:style style:name="T9" style:family="text">
      <style:text-properties fo:font-weight="bold" officeooo:rsid="00169057" style:font-weight-asian="bold" style:font-weight-complex="bold"/>
    </style:style>
    <style:style style:name="T10" style:family="text">
      <style:text-properties fo:font-weight="bold" officeooo:rsid="001a1cb8" style:font-weight-asian="bold" style:font-weight-complex="bold"/>
    </style:style>
    <style:style style:name="T11" style:family="text">
      <style:text-properties fo:font-weight="bold" officeooo:rsid="001c1d81" style:font-weight-asian="bold" style:font-weight-complex="bold"/>
    </style:style>
    <style:style style:name="T12" style:family="text">
      <style:text-properties officeooo:rsid="00169057"/>
    </style:style>
    <style:style style:name="T13" style:family="text">
      <style:text-properties officeooo:rsid="00185851"/>
    </style:style>
    <style:style style:name="T14" style:family="text">
      <style:text-properties officeooo:rsid="001a1cb8"/>
    </style:style>
    <style:style style:name="T15" style:family="text">
      <style:text-properties officeooo:rsid="001c1d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687046225232">
          <table:table-cell table:style-name="Table1.A1" office:value-type="string">
            <text:p text:style-name="P3">Server to Client</text:p>
          </table:table-cell>
          <table:table-cell table:style-name="Table1.B1" office:value-type="string">
            <text:p text:style-name="P4">Client to Server</text:p>
          </table:table-cell>
        </table:table-row>
        <table:table-row table:style-name="TableLine2687046238016">
          <table:table-cell table:style-name="Table1.A2" office:value-type="string">
            <table:table table:name="Table4" table:style-name="Table4">
              <table:table-column table:style-name="Table4.A"/>
              <table:table-row table:style-name="TableLine2687046221968">
                <table:table-cell table:style-name="Table4.A1" office:value-type="string">
                  <text:p text:style-name="P7">"cmd" : "<text:span text:style-name="T6">addgame</text:span>",</text:p>
                  <text:p text:style-name="P7">"gameID" : String gameID,<text:line-break/>"gameName" : <text:span text:style-name="T1">String </text:span>gameName,<text:line-break/>"maxPlayers" : <text:span text:style-name="T1">int </text:span>maxPlayers,<text:line-break/>"minLength" : <text:span text:style-name="T1">int </text:span>minLength,<text:line-break/>"numSets" : <text:span text:style-name="T1">int </text:span>numSets,<text:line-break/>"blankPenalty" : <text:span text:style-name="T1">int </text:span>blankPenalty,<text:line-break/>"lexicon" : <text:span text:style-name="T1">String </text:span>lexicon,<text:line-break/>"speed" : <text:span text:style-name="T1">int </text:span>speed,<text:line-break/>"allowChat" : <text:span text:style-name="T1">boolean </text:span>allowChat,<text:line-break/>"allowWatchers" : <text:span text:style-name="T1">boolean </text:span>allowWatchers,<text:line-break/>"gameOver" : <text:span text:style-name="T1">boolean </text:span>gameOver,<text:line-break/>"rated" : <text:span text:style-name="T1">int </text:span>rat<text:span text:style-name="T1">ing</text:span></text:p>
                </table:table-cell>
              </table:table-row>
              <table:table-row table:style-name="TableLine2687046239920">
                <table:table-cell table:style-name="Table4.A1" office:value-type="string">
                  <text:p text:style-name="P7">“<text:span text:style-name="T12">cmd” : “</text:span><text:span text:style-name="T9">alert</text:span><text:span text:style-name="T12">”</text:span></text:p>
                </table:table-cell>
              </table:table-row>
              <table:table-row table:style-name="TableLine2687046236112">
                <table:table-cell table:style-name="Table4.A1" office:value-type="string">
                  <text:p text:style-name="P5">“<text:span text:style-name="T15">cmd” : “</text:span><text:span text:style-name="T11">availability</text:span><text:span text:style-name="T15">”</text:span></text:p>
                  <text:p text:style-name="P5">“<text:span text:style-name="T15">available” : boolean available</text:span></text:p>
                  <text:p text:style-name="P5">“<text:span text:style-name="T15">registered” : boolean registered</text:span></text:p>
                </table:table-cell>
              </table:table-row>
              <table:table-row table:style-name="TableLine2687046236112">
                <table:table-cell table:style-name="Table4.A1" office:value-type="string">
                  <text:p text:style-name="P5">“<text:span text:style-name="T12">cmd” : “</text:span><text:span text:style-name="T9">chat</text:span><text:span text:style-name="T12">”</text:span></text:p>
                </table:table-cell>
              </table:table-row>
              <table:table-row table:style-name="TableLine2687046244272">
                <table:table-cell table:style-name="Table4.A1" office:value-type="string">
                  <text:p text:style-name="P1">“<text:span text:style-name="T12">cmd” : “</text:span><text:span text:style-name="T9">endgame</text:span><text:span text:style-name="T12">”</text:span></text:p>
                </table:table-cell>
              </table:table-row>
              <table:table-row table:style-name="TableLine2687046241552">
                <table:table-cell table:style-name="Table4.A1" office:value-type="string">
                  <text:p text:style-name="P1">“<text:span text:style-name="T12">cmd” : “</text:span><text:span text:style-name="T9">gamechat</text:span><text:span text:style-name="T12">”</text:span></text:p>
                </table:table-cell>
              </table:table-row>
              <table:table-row table:style-name="TableLine2687046249712">
                <table:table-cell table:style-name="Table4.A1" office:value-type="string">
                  <text:p text:style-name="P1">“<text:span text:style-name="T2">cmd” : “</text:span><text:span text:style-name="T7">gamestate</text:span><text:span text:style-name="T2">”,</text:span></text:p>
                  <text:p text:style-name="P1">“<text:span text:style-name="T2">gameID” : String gameI</text:span><text:span text:style-name="T3">D,</text:span></text:p>
                  <text:p text:style-name="P1"><text:span text:style-name="T3">“</text:span><text:span text:style-name="T4">time” : int timeRemaining,</text:span></text:p>
                  <text:p text:style-name="P10">“tiles” : String tilePool,</text:p>
                  <text:p text:style-name="P10">“players” : [{</text:p>
                  <text:p text:style-name="P10"><text:tab/><text:tab/>“name” : String player1.name,</text:p>
                  <text:p text:style-name="P10"><text:tab/><text:tab/>“words” : [String word]</text:p>
                  <text:p text:style-name="P10"><text:tab/>}]</text:p>
                </table:table-cell>
              </table:table-row>
              <table:table-row table:style-name="TableLine2687046245360">
                <table:table-cell table:style-name="Table4.A1" office:value-type="string">
                  <text:p text:style-name="P1">"cmd" : "<text:span text:style-name="T6">login</text:span>",</text:p>
                  <text:p text:style-name="P1">"data" : {</text:p>
                  <text:p text:style-name="P1"><text:tab/>"name" : String name,</text:p>
                  <text:p text:style-name="P1"><text:tab/>"rating" : double rating,</text:p>
                  <text:p text:style-name="P1">}</text:p>
                </table:table-cell>
              </table:table-row>
              <table:table-row table:style-name="TableLine2687046251072">
                <table:table-cell table:style-name="Table4.A1" office:value-type="string">
                  <text:p text:style-name="P6">“cmd” : “<text:span text:style-name="T6">logoffplayer”</text:span></text:p>
                </table:table-cell>
              </table:table-row>
              <table:table-row table:style-name="TableLine2687046242096">
                <table:table-cell table:style-name="Table4.A1" office:value-type="string">
                  <text:p text:style-name="P6">“cmd” : “<text:span text:style-name="T6">makeword</text:span>”</text:p>
                </table:table-cell>
              </table:table-row>
              <table:table-row table:style-name="TableLine2687046241824">
                <table:table-cell table:style-name="Table4.A1" office:value-type="string">
                  <text:p text:style-name="P11">“cmd” : “nexttiles”</text:p>
                </table:table-cell>
              </table:table-row>
              <table:table-row table:style-name="TableLine2687046246176">
                <table:table-cell table:style-name="Table4.A1" office:value-type="string">
                  <text:p text:style-name="P7">"cmd" : "<text:span text:style-name="T6">note</text:span>", </text:p>
                  <text:p text:style-name="P7">"message" : String message</text:p>
                </table:table-cell>
              </table:table-row>
              <table:table-row table:style-name="TableLine2687046250528">
                <table:table-cell table:style-name="Table4.A1" office:value-type="string">
                  <text:p text:style-name="P1">“<text:span text:style-name="T5">cmd” : “</text:span><text:span text:style-name="T8">plays</text:span><text:span text:style-name="T5">”,</text:span></text:p>
                  <text:p text:style-name="P1">“<text:span text:style-name="T5">gameID” : String gameID,</text:span></text:p>
                  <text:p text:style-name="P1">“<text:span text:style-name="T5">data” : {</text:span></text:p>
                  <text:p text:style-name="P1"><text:tab/>“<text:span text:style-name="T5">pool” : [String word]</text:span></text:p>
                  <text:p text:style-name="P1"><text:tab/>“<text:span text:style-name="T5">steals” : [{</text:span></text:p>
                  <text:p text:style-name="P1"><text:tab/><text:tab/>“<text:span text:style-name="T5">shortWord” : String shortWord,</text:span></text:p>
                  <text:p text:style-name="P1"><text:tab/><text:tab/>“<text:span text:style-name="T5">steal” : String steal,</text:span></text:p>
                  <text:p text:style-name="P1"><text:tab/><text:tab/>“<text:span text:style-name="T5">longWord” : String longWord</text:span></text:p>
                  <text:p text:style-name="P5"><text:tab/>}]</text:p>
                  <text:p text:style-name="P5">}</text:p>
                </table:table-cell>
              </table:table-row>
              <table:table-row table:style-name="TableLine2687046251888">
                <table:table-cell table:style-name="Table4.A1" office:value-type="string">
                  <text:p text:style-name="P1">“<text:span text:style-name="T12">cmd” : “</text:span><text:span text:style-name="T9">ratings</text:span><text:span text:style-name="T12">”</text:span></text:p>
                </table:table-cell>
              </table:table-row>
              <table:table-row table:style-name="TableLine2687046249984">
                <table:table-cell table:style-name="Table4.A1" office:value-type="string">
                  <text:p text:style-name="P1">"cmd" : "<text:span text:style-name="T6">removegame</text:span>"</text:p>
                  <text:p text:style-name="P1">"gameID" : String gameID</text:p>
                </table:table-cell>
              </table:table-row>
              <table:table-row table:style-name="TableLine2687046236384">
                <table:table-cell table:style-name="Table4.A1" office:value-type="string">
                  <text:p text:style-name="P1">“<text:span text:style-name="T12">cmd” : “</text:span><text:span text:style-name="T9">removeplayer</text:span><text:span text:style-name="T12">”</text:span></text:p>
                </table:table-cell>
              </table:table-row>
              <table:table-row table:style-name="TableLine2687046242640">
                <table:table-cell table:style-name="Table4.A1" office:value-type="string">
                  <text:p text:style-name="P1"><text:soft-page-break/>“<text:span text:style-name="T12">cmd” : “</text:span><text:span text:style-name="T9">steal</text:span><text:span text:style-name="T12">”</text:span></text:p>
                </table:table-cell>
              </table:table-row>
              <table:table-row table:style-name="TableLine2687046245904">
                <table:table-cell table:style-name="Table4.A1" office:value-type="string">
                  <text:p text:style-name="P1">“<text:span text:style-name="T12">cmd” : “</text:span><text:span text:style-name="T9">takeseat</text:span><text:span text:style-name="T12">”</text:span></text:p>
                </table:table-cell>
              </table:table-row>
              <table:table-row table:style-name="TableLine2687046251344">
                <table:table-cell table:style-name="Table4.A1" office:value-type="string">
                  <text:p text:style-name="P1">“<text:span text:style-name="T12">cmd” : “</text:span><text:span text:style-name="T9">tree</text:span><text:span text:style-name="T12">”</text:span></text:p>
                </table:table-cell>
              </table:table-row>
              <table:table-row table:style-name="TableLine2687046239376">
                <table:table-cell table:style-name="Table4.A1" office:value-type="string">
                  <text:p text:style-name="P7">“<text:span text:style-name="T12">cmd” : “</text:span><text:span text:style-name="T9">userdata</text:span><text:span text:style-name="T12">”</text:span></text:p>
                </table:table-cell>
              </table:table-row>
              <table:table-row table:style-name="TableLine2687046235296">
                <table:table-cell table:style-name="Table4.A1" office:value-type="string">
                  <text:p text:style-name="P7"/>
                </table:table-cell>
              </table:table-row>
            </table:table>
            <text:p text:style-name="P1"/>
          </table:table-cell>
          <table:table-cell table:style-name="Table1.B2" office:value-type="string">
            <table:table table:name="Table3" table:style-name="Table3">
              <table:table-column table:style-name="Table3.A"/>
              <table:table-row table:style-name="TableLine2687046240192">
                <table:table-cell table:style-name="Table3.A1" office:value-type="string">
                  <text:p text:style-name="P3">“<text:span text:style-name="T15">cmd” : “</text:span><text:span text:style-name="T11">availability</text:span><text:span text:style-name="T15">”</text:span></text:p>
                  <text:p text:style-name="P3">“<text:span text:style-name="T15">username” : String username</text:span></text:p>
                </table:table-cell>
              </table:table-row>
              <table:table-row table:style-name="TableLine2687046236656">
                <table:table-cell table:style-name="Table3.A1" office:value-type="string">
                  <text:p text:style-name="P15">"cmd" : "<text:span text:style-name="T6">login</text:span>"</text:p>
                  <text:p text:style-name="P15">"name" : String name</text:p>
                  <text:p text:style-name="P15">“<text:span text:style-name="T14">guest” : boolean guest</text:span></text:p>
                </table:table-cell>
              </table:table-row>
              <table:table-row table:style-name="TableLine2687046236928">
                <table:table-cell table:style-name="Table3.A1" office:value-type="string">
                  <text:p text:style-name="P15">"cmd" : "<text:span text:style-name="T6">logoff</text:span>"</text:p>
                </table:table-cell>
              </table:table-row>
              <table:table-row table:style-name="TableLine2687046247536">
                <table:table-cell table:style-name="Table3.A1" office:value-type="string">
                  <text:p text:style-name="P4">“<text:span text:style-name="T13">cmd” : “</text:span><text:span text:style-name="T10">prefs</text:span><text:span text:style-name="T14">”,</text:span></text:p>
                  <text:p text:style-name="P4">“<text:span text:style-name="T14">type” : string type,</text:span></text:p>
                  <text:p text:style-name="P8">“prefs” : JSONObject prefs</text:p>
                </table:table-cell>
              </table:table-row>
              <table:table-row table:style-name="TableLine2687046247808">
                <table:table-cell table:style-name="Table3.A1" office:value-type="string">
                  <text:p text:style-name="P3"/>
                </table:table-cell>
              </table:table-row>
              <table:table-row table:style-name="TableLine2687046239648">
                <table:table-cell table:style-name="Table3.A1" office:value-type="string">
                  <text:p text:style-name="P3"/>
                </table:table-cell>
              </table:table-row>
              <table:table-row table:style-name="TableLine2687046242368">
                <table:table-cell table:style-name="Table3.A1" office:value-type="string">
                  <text:p text:style-name="P3"/>
                </table:table-cell>
              </table:table-row>
              <table:table-row table:style-name="TableLine2687046237200">
                <table:table-cell table:style-name="Table3.A1" office:value-type="string">
                  <text:p text:style-name="P9"/>
                </table:table-cell>
              </table:table-row>
              <table:table-row table:style-name="TableLine2687046246448">
                <table:table-cell table:style-name="Table3.A1" office:value-type="string">
                  <text:p text:style-name="P9"/>
                </table:table-cell>
              </table:table-row>
              <table:table-row table:style-name="TableLine2687046240464">
                <table:table-cell table:style-name="Table3.A1" office:value-type="string">
                  <text:p text:style-name="P9"/>
                </table:table-cell>
              </table:table-row>
            </table:table>
            <text:p text:style-name="P3"/>
          </table:table-cell>
        </table:table-row>
      </table:table>
      <text:p text:style-name="P2"/>
      <text:p text:style-name="P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2in" fo:page-height="1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2T14:41:32.665000000</meta:creation-date>
    <dc:date>2023-05-20T23:09:26.988000000</dc:date>
    <meta:editing-duration>P1DT22H19M43S</meta:editing-duration>
    <meta:editing-cycles>5</meta:editing-cycles>
    <meta:generator>LibreOffice/7.2.3.2$Windows_X86_64 LibreOffice_project/d166454616c1632304285822f9c83ce2e660fd92</meta:generator>
    <meta:document-statistic meta:table-count="3" meta:image-count="0" meta:object-count="0" meta:page-count="2" meta:paragraph-count="56" meta:word-count="226" meta:character-count="1412" meta:non-whitespace-character-count="1225"/>
  </office:meta>
</office:document-meta>
</file>